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" svg:font-family="Georgia, Palatino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xusSerif" svg:font-family="NexusSerif, Georgia, 'Times New Roman', Times, STIXGeneral, 'Cambria Math', 'Lucida Sans Unicode', 'Microsoft Sans Serif', 'Segoe UI Symbol', 'Arial Unicode MS', serif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1" style:list-style-name="L3"/>
    <style:style style:name="P2" style:family="paragraph" style:parent-style-name="Heading_20_1" style:list-style-name="L3">
      <style:text-properties officeooo:paragraph-rsid="001125d8"/>
    </style:style>
    <style:style style:name="P3" style:family="paragraph" style:parent-style-name="Heading_20_1" style:list-style-name="L3">
      <style:text-properties officeooo:paragraph-rsid="001493d5"/>
    </style:style>
    <style:style style:name="P4" style:family="paragraph" style:parent-style-name="Standard">
      <style:text-properties style:font-name="Calibri"/>
    </style:style>
    <style:style style:name="P5" style:family="paragraph" style:parent-style-name="Text_20_body" style:list-style-name="L3">
      <style:text-properties officeooo:rsid="001125d8" officeooo:paragraph-rsid="001125d8"/>
    </style:style>
    <style:style style:name="P6" style:family="paragraph" style:parent-style-name="Text_20_body">
      <style:text-properties officeooo:paragraph-rsid="001125d8"/>
    </style:style>
    <style:style style:name="T1" style:family="text">
      <style:text-properties fo:font-variant="normal" fo:text-transform="none" fo:color="#333333" loext:opacity="100%" style:font-name="Calibri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33333" loext:opacity="100%" style:font-name="Calibri" fo:font-size="12pt" fo:letter-spacing="normal" fo:font-style="normal" fo:font-weight="normal" officeooo:rsid="001125d8" style:font-size-asian="12pt" style:font-size-complex="12pt"/>
    </style:style>
    <style:style style:name="T3" style:family="text">
      <style:text-properties fo:font-variant="normal" fo:text-transform="none" fo:color="#333333" loext:opacity="100%" style:font-name="Calibri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color="#333333" loext:opacity="100%" style:font-name="Calibri" fo:font-size="12pt" fo:letter-spacing="normal" fo:font-style="normal" officeooo:rsid="001125d8" style:font-size-asian="12pt" style:font-size-complex="12pt"/>
    </style:style>
    <style:style style:name="T5" style:family="text">
      <style:text-properties fo:font-variant="normal" fo:text-transform="none" fo:color="#333333" loext:opacity="100%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loext:opacity="100%" style:font-name="Calibri" fo:font-size="12pt" fo:letter-spacing="normal" fo:font-style="normal" fo:font-weight="bold" officeooo:rsid="001125d8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333333" loext:opacity="100%" style:font-name="Calibri" fo:font-size="12pt" fo:letter-spacing="normal" fo:font-style="normal" fo:font-weight="bold" officeooo:rsid="001125d8" style:font-size-asian="12pt" style:font-weight-asian="bold" style:font-size-complex="12pt" style:font-weight-complex="bold" loext:padding="0cm" loext:border="none"/>
    </style:style>
    <style:style style:name="T8" style:family="text">
      <style:text-properties fo:color="#333333" loext:opacity="100%" style:font-name="Calibri" fo:font-size="12pt" fo:font-weight="bold" officeooo:rsid="001125d8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bold" officeooo:rsid="001125d8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52299569" text:style-name="L3">
        <text:list-item>
          <text:h text:style-name="P1" text:outline-level="1"><text:span text:style-name="T5">Does Gamification Work? -- A Literature Review of Empirical Studies on Gamificatio</text:span><text:span text:style-name="T6">n </text:span><text:a xlink:type="simple" xlink:href="https://ieeexplore-ieee-org.ezproxy.uwe.ac.uk/document/6758978" text:style-name="Internet_20_link" text:visited-style-name="Visited_20_Internet_20_Link">https://ieeexplore-ieee-org.ezproxy.uwe.ac.uk/document/6758978</text:a></text:h>
        </text:list-item>
        <text:list-item>
          <text:p text:style-name="P5"><text:span text:style-name="T5">Gamification </text:span><text:a xlink:type="simple" xlink:href="https://ieeexplore-ieee-org.ezproxy.uwe.ac.uk/document/8048643" text:style-name="Internet_20_link" text:visited-style-name="Visited_20_Internet_20_Link">https://ieeexplore-ieee-org.ezproxy.uwe.ac.uk/document/8048643</text:a></text:p>
        </text:list-item>
        <text:list-item>
          <text:h text:style-name="P3" text:outline-level="1"><text:bookmark text:name="screen-reader-main-title"/><text:span text:style-name="T7">Gamification in theory and action: A survey </text:span><text:a xlink:type="simple" xlink:href="https://www-sciencedirect-com.ezproxy.uwe.ac.uk/science/article/pii/S1071581914001256?via%3Dihub" text:style-name="Internet_20_link" text:visited-style-name="Visited_20_Internet_20_Link"><text:span text:style-name="T6">https://www-sciencedirect-com.ezproxy.uwe.ac.uk/science/article/pii/S1071581914001256?via%3Dihub</text:span></text:a></text:h>
        </text:list-item>
        <text:list-item>
          <text:h text:style-name="P2" text:outline-level="1"><text:span text:style-name="T6">Using gamification to discover cultural heritage locations from geo-tagged photos </text:span><text:a xlink:type="simple" xlink:href="https://link-springer-com.ezproxy.uwe.ac.uk/article/10.1007%2Fs00779-016-0989-6" text:style-name="Internet_20_link" text:visited-style-name="Visited_20_Internet_20_Link">https://link-springer-com.ezproxy.uwe.ac.uk/article/10.1007%2Fs00779-016-0989-6</text:a></text:h>
        </text:list-item>
        <text:list-item>
          <text:h text:style-name="P2" text:outline-level="1"><text:span text:style-name="T6">The Photo Positioning Puzzle : Creating Engaging Applications for Historical Photographs by Combining Mobile Augmented Reality and Gamification </text:span><text:a xlink:type="simple" xlink:href="https://ieeexplore-ieee-org.ezproxy.uwe.ac.uk/document/8810038" text:style-name="Internet_20_link" text:visited-style-name="Visited_20_Internet_20_Link">https://ieeexplore-ieee-org.ezproxy.uwe.ac.uk/document/8810038</text:a></text:h>
        </text:list-item>
      </text:list>
      <text:p text:style-name="P6"><text:span text:style-name="T6"/></text:p>
      <text:p text:style-name="Text_20_body"><text:span text:style-name="T6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" svg:font-family="Georgia, Palatino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xusSerif" svg:font-family="NexusSerif, Georgia, 'Times New Roman', Times, STIXGeneral, 'Cambria Math', 'Lucida Sans Unicode', 'Microsoft Sans Serif', 'Segoe UI Symbol', 'Arial Unicode MS', serif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1pt" style:font-name-asian="OpenSymbol" style:font-family-asian="OpenSymbol" style:font-charset-asian="x-symbol" style:font-size-asian="11pt" style:font-name-complex="OpenSymbol" style:font-family-complex="OpenSymbol" style:font-charset-complex="x-symbol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3T13:57:11.810732318</dc:date>
    <meta:editing-duration>PT2M47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1" meta:paragraph-count="5" meta:word-count="58" meta:character-count="733" meta:non-whitespace-character-count="685"/>
  </office:meta>
</office:document-meta>
</file>